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font-name="Arial"/>
    </style:style>
    <style:style style:name="P3" style:family="paragraph" style:parent-style-name="Standard">
      <style:paragraph-properties fo:line-height="200%" fo:text-align="center" style:justify-single-word="false"/>
      <style:text-properties style:font-name="Arial"/>
    </style:style>
    <style:style style:name="P4" style:family="paragraph" style:parent-style-name="Standard">
      <style:paragraph-properties fo:line-height="200%"/>
      <style:text-properties fo:color="#407927" style:font-name="Arial"/>
    </style:style>
    <style:style style:name="P5" style:family="paragraph" style:parent-style-name="Standard">
      <style:paragraph-properties fo:line-height="200%"/>
      <style:text-properties fo:color="#009598" style:font-name="Arial"/>
    </style:style>
    <style:style style:name="P6" style:family="paragraph" style:parent-style-name="Standard" style:master-page-name="MP0">
      <style:paragraph-properties fo:line-height="200%" style:page-number="auto" fo:break-before="page"/>
      <style:text-properties style:font-name="Arial"/>
    </style:style>
    <style:style style:name="P7" style:family="paragraph" style:parent-style-name="Standard">
      <style:paragraph-properties fo:line-height="200%"/>
      <style:text-properties fo:color="#009598" style:font-name="Arial"/>
    </style:style>
    <style:style style:name="P8" style:family="paragraph" style:parent-style-name="Standard">
      <style:paragraph-properties fo:line-height="200%"/>
      <style:text-properties fo:color="#009598" style:font-name="Arial" officeooo:paragraph-rsid="0013c753"/>
    </style:style>
    <style:style style:name="P9" style:family="paragraph" style:parent-style-name="Standard">
      <style:paragraph-properties fo:line-height="200%"/>
      <style:text-properties fo:color="#009598" style:font-name="Arial" officeooo:rsid="00194926" officeooo:paragraph-rsid="0013c753"/>
    </style:style>
    <style:style style:name="P10" style:family="paragraph" style:parent-style-name="Standard">
      <style:paragraph-properties fo:line-height="200%"/>
      <style:text-properties officeooo:paragraph-rsid="0013c753"/>
    </style:style>
    <style:style style:name="P11" style:family="paragraph" style:parent-style-name="Standard">
      <style:paragraph-properties fo:line-height="200%"/>
      <style:text-properties officeooo:paragraph-rsid="001777fa"/>
    </style:style>
    <style:style style:name="P12" style:family="paragraph" style:parent-style-name="Standard">
      <style:paragraph-properties fo:line-height="200%"/>
      <style:text-properties fo:color="#820f71" style:font-name="Arial"/>
    </style:style>
    <style:style style:name="P13" style:family="paragraph" style:parent-style-name="Standard">
      <style:paragraph-properties fo:line-height="150%" fo:text-align="justify" style:justify-single-word="false"/>
      <style:text-properties fo:color="#820f71" style:font-name="Arial" officeooo:paragraph-rsid="001777fa"/>
    </style:style>
    <style:style style:name="P14" style:family="paragraph" style:parent-style-name="Standard">
      <style:paragraph-properties fo:line-height="150%" fo:text-align="justify" style:justify-single-word="false" style:writing-mode="page"/>
      <style:text-properties fo:color="#009598" style:font-name="Arial" officeooo:rsid="00179761" officeooo:paragraph-rsid="0013c753"/>
    </style:style>
    <style:style style:name="P15" style:family="paragraph" style:parent-style-name="Standard">
      <style:paragraph-properties fo:line-height="150%" fo:text-align="justify" style:justify-single-word="false" style:writing-mode="page"/>
      <style:text-properties fo:color="#009598" style:font-name="Arial" officeooo:rsid="0024f7c9" officeooo:paragraph-rsid="0013c753"/>
    </style:style>
    <style:style style:name="P16" style:family="paragraph" style:parent-style-name="Standard">
      <style:paragraph-properties fo:line-height="150%" fo:text-align="justify" style:justify-single-word="false" style:writing-mode="page"/>
      <style:text-properties fo:color="#009598" style:font-name="Arial" officeooo:rsid="00586dd8" officeooo:paragraph-rsid="0013c753"/>
    </style:style>
    <style:style style:name="P17" style:family="paragraph" style:parent-style-name="Standard">
      <style:paragraph-properties fo:margin-top="0cm" fo:margin-bottom="0cm" loext:contextual-spacing="false" fo:line-height="200%"/>
      <style:text-properties officeooo:paragraph-rsid="001777fa"/>
    </style:style>
    <style:style style:name="P18" style:family="paragraph" style:parent-style-name="Standard" style:master-page-name="Standard">
      <style:paragraph-properties fo:margin-top="0cm" fo:margin-bottom="0cm" loext:contextual-spacing="false" fo:line-height="200%" style:page-number="1"/>
      <style:text-properties officeooo:paragraph-rsid="001777fa"/>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color="#8f187c" style:font-name="Arial"/>
    </style:style>
    <style:style style:name="T4" style:family="text">
      <style:text-properties fo:color="#00888a" style:font-name="Arial"/>
    </style:style>
    <style:style style:name="T5" style:family="text">
      <style:text-properties fo:color="#ccbe00" style:font-name="Arial"/>
    </style:style>
    <style:style style:name="T6" style:family="text">
      <style:text-properties fo:color="#407927" style:font-name="Arial"/>
    </style:style>
    <style:style style:name="T7" style:family="text">
      <style:text-properties fo:color="#009598" style:font-name="Arial"/>
    </style:style>
    <style:style style:name="T8" style:family="text">
      <style:text-properties fo:color="#009598" style:font-name="Arial" officeooo:rsid="0020012b"/>
    </style:style>
    <style:style style:name="T9" style:family="text">
      <style:text-properties fo:color="#009598" style:font-name="Arial" officeooo:rsid="0020a09f"/>
    </style:style>
    <style:style style:name="T10" style:family="text">
      <style:text-properties officeooo:rsid="00179761"/>
    </style:style>
    <style:style style:name="T11" style:family="text">
      <style:text-properties officeooo:rsid="004eeaf2"/>
    </style:style>
    <style:style style:name="T12" style:family="text">
      <style:text-properties officeooo:rsid="00503cbe"/>
    </style:style>
    <style:style style:name="T13" style:family="text">
      <style:text-properties officeooo:rsid="005206e4"/>
    </style:style>
    <style:style style:name="T14" style:family="text">
      <style:text-properties fo:font-style="normal" officeooo:rsid="0033bc0b" style:font-style-asian="normal" style:font-style-complex="normal"/>
    </style:style>
    <style:style style:name="T15" style:family="text">
      <style:text-properties fo:font-style="normal" officeooo:rsid="00459315" style:font-style-asian="normal" style:font-style-complex="normal"/>
    </style:style>
    <style:style style:name="T16" style:family="text">
      <style:text-properties fo:font-style="normal" officeooo:rsid="004676a7" style:font-style-asian="normal" style:font-style-complex="normal"/>
    </style:style>
    <style:style style:name="T17" style:family="text">
      <style:text-properties fo:font-style="normal" officeooo:rsid="004a79e8" style:font-style-asian="normal" style:font-style-complex="normal"/>
    </style:style>
    <style:style style:name="T18" style:family="text">
      <style:text-properties fo:font-style="normal" officeooo:rsid="0034f62c" style:font-style-asian="normal" style:font-style-complex="normal"/>
    </style:style>
    <style:style style:name="T19" style:family="text">
      <style:text-properties fo:font-style="normal" officeooo:rsid="0036b2f8" style:font-style-asian="normal" style:font-style-complex="normal"/>
    </style:style>
    <style:style style:name="T20" style:family="text">
      <style:text-properties fo:font-style="normal" officeooo:rsid="0048362c" style:font-style-asian="normal" style:font-style-complex="normal"/>
    </style:style>
    <style:style style:name="T21" style:family="text">
      <style:text-properties fo:font-style="normal" officeooo:rsid="00383339" style:font-style-asian="normal" style:font-style-complex="normal"/>
    </style:style>
    <style:style style:name="T22" style:family="text">
      <style:text-properties fo:font-style="normal" officeooo:rsid="003952e1" style:font-style-asian="normal" style:font-style-complex="normal"/>
    </style:style>
    <style:style style:name="T23" style:family="text">
      <style:text-properties fo:font-style="normal" officeooo:rsid="004e65d6" style:font-style-asian="normal" style:font-style-complex="normal"/>
    </style:style>
    <style:style style:name="T24" style:family="text">
      <style:text-properties style:font-name="Arial"/>
    </style:style>
    <style:style style:name="T25" style:family="text">
      <style:text-properties style:font-name="Arial" officeooo:rsid="004eeaf2"/>
    </style:style>
    <style:style style:name="T26" style:family="text">
      <style:text-properties officeooo:rsid="0058c91f"/>
    </style:style>
    <style:style style:name="T27" style:family="text">
      <style:text-properties officeooo:rsid="00539f4f"/>
    </style:style>
    <style:style style:name="T28" style:family="text">
      <style:text-properties officeooo:rsid="00261368"/>
    </style:style>
    <style:style style:name="T29" style:family="text">
      <style:text-properties style:use-window-font-color="true" style:font-name="Liberation Serif" officeooo:rsid="00261368"/>
    </style:style>
    <style:style style:name="T30" style:family="text">
      <style:text-properties style:use-window-font-color="true" style:font-name="Liberation Serif" officeooo:rsid="001b9e30"/>
    </style:style>
    <style:style style:name="T31" style:family="text">
      <style:text-properties style:use-window-font-color="true" style:font-name="Liberation Serif" officeooo:rsid="00552402"/>
    </style:style>
    <style:style style:name="T32" style:family="text">
      <style:text-properties style:use-window-font-color="true" style:font-name="Liberation Serif" officeooo:rsid="00565428"/>
    </style:style>
    <style:style style:name="T33" style:family="text">
      <style:text-properties style:font-name="Liberation Serif" officeooo:rsid="00261368"/>
    </style:style>
    <style:style style:name="T34" style:family="text">
      <style:text-properties style:font-name="Liberation Serif" officeooo:rsid="001b9e30"/>
    </style:style>
    <style:style style:name="T35" style:family="text">
      <style:text-properties style:font-name="Liberation Serif" officeooo:rsid="00552402"/>
    </style:style>
    <style:style style:name="T36" style:family="text">
      <style:text-properties style:font-name="Liberation Serif" officeooo:rsid="00565428"/>
    </style:style>
    <style:style style:name="T37" style:family="text">
      <style:text-properties officeooo:rsid="001b9e30"/>
    </style:style>
    <style:style style:name="T38" style:family="text">
      <style:text-properties officeooo:rsid="00552402"/>
    </style:style>
    <style:style style:name="T39" style:family="text">
      <style:text-properties officeooo:rsid="00565428"/>
    </style:style>
    <style:style style:name="T40" style:family="text">
      <style:text-properties fo:color="#000000"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tes pour la note d’intention</text:p>
      <text:p text:style-name="P1"><text:span text:style-name="Police_20_par_20_défaut"><text:span text:style-name="T1">Projet OMEKA<text:line-break/></text:span></text:span><text:span text:style-name="Police_20_par_20_défaut"><text:span text:style-name="T3">Floriane</text:span></text:span><text:span text:style-name="Police_20_par_20_défaut"><text:span text:style-name="T1">, </text:span></text:span><text:span text:style-name="Police_20_par_20_défaut"><text:span text:style-name="T4">Hélène</text:span></text:span><text:span text:style-name="Police_20_par_20_défaut"><text:span text:style-name="T1">, </text:span></text:span><text:span text:style-name="Police_20_par_20_défaut"><text:span text:style-name="T5">Anna</text:span></text:span><text:span text:style-name="Police_20_par_20_défaut"><text:span text:style-name="T1">, </text:span></text:span><text:span text:style-name="Police_20_par_20_défaut"><text:span text:style-name="T6">Marie</text:span></text:span></text:p>
      <text:p text:style-name="P3">Thème : le café au XIXème siècle</text:p>
      <text:p text:style-name="P2"/>
      <text:p text:style-name="P1"><text:span text:style-name="Police_20_par_20_défaut"><text:span text:style-name="T1">1. </text:span></text:span><text:span text:style-name="Police_20_par_20_défaut"><text:span text:style-name="T6">Contexte et présentation de corpus : </text:span></text:span></text:p>
      <text:p text:style-name="P4">“Le grand usage que l’on fait en Europe du Café qui d’abord n’était qu’un objet de luxe, et qui depuis est devenu presque un objet de première nécessité, rend l’histoire de cette fève assez intéressante pour mériter quelques détails.”, voilà comment commençait Germain-Etienne Goubart d’Aulnay sa monographie du café publiée en 1832. Introduit en Europe au début du XVIIème siècle, le café est devenu un élément du quotidien, apprécié de toute la population. La documentation sur le café est pléthorique : histoire, botanique, médecine, préparation, effets. Notre projet se concentrera sur le XIXème siècle en France, car le café s’installe alors dans les usages que nous lui connaissons : boisson matinale accompagnée d’objets dédiés, graine suscitant un commerce important, réflexions médicales et scientifiques ; le café est au cœur d’une littérature importante, porté sur l’imaginaire, le goût, l’exotisme, une habitude. <text:s/></text:p>
      <text:p text:style-name="P1"><text:span text:style-name="Police_20_par_20_défaut"><text:span text:style-name="T1"><text:s/></text:span></text:span><text:span text:style-name="Police_20_par_20_défaut"><text:span text:style-name="T3">XIXème :contenu plus accessible, domaine public.</text:span></text:span></text:p>
      <text:p text:style-name="P11"><text:span text:style-name="Police_20_par_20_défaut"><text:span text:style-name="T3">Source = Gallica, donc limites du corpus ; au mieux regard et curiosité vers d’autres mais sans possibilité d’intégration. Point de départ : sélection boisson thé, café, chocolat #patrimoinegourmand </text:span></text:span><text:a xlink:type="simple" xlink:href="https://gallica.bnf.fr/services/engine/search/sru?operation=searchRetrieve&amp;version=1.2&amp;startRecord=0&amp;maximumRecords=15&amp;page=1&amp;collapsing=true&amp;exactSearch=false&amp;query=%28%28%28notice%20all%20%22thé%22%20or%20notice%20all%20%22café%22%20%29%20or%20notice%20all%20%22chocolat%22%20%29%20and%20notice%20adj%20%22PatGourm%22%20%29%20%20and%20%28access%20all%20%22fayes%22%29" office:target-frame-name="_top" xlink:show="replace" text:style-name="Internet_20_link" text:visited-style-name="Visited_20_Internet_20_Link">https://gallica.bnf.fr/services/engine/search/sru?operation=searchRetrieve&amp;version=1.2&amp;startRecord=0&amp;maximumRecords=15&amp;page=1&amp;collapsing=true&amp;exactSearch=false&amp;query=%28%28%28notice%20all%20%22th%C3%A9%22%20or%20notice%20all%20%22caf%C3%A9%22%20%29%20or%20notice%20all%20%22chocolat%22%20%29%20and%20notice%20adj%20%22PatGourm%22%20%29%20%20and%20%28access%20all%20%22fayes%22%29</text:a><text:span text:style-name="Police_20_par_20_défaut"><text:span text:style-name="T3"> &gt; parmi cette sélection, nous avons fait notre </text:span></text:span><text:soft-page-break/><text:span text:style-name="Police_20_par_20_défaut"><text:span text:style-name="T3">sélection, pour le café, par intérêt et goût des membres de l’équipe. Café est accessible, plus que l’alcool ; public très large (selon wikipédia : environ 230mg de café absorbé par jour par habitant en France. </text:span></text:span><text:a xlink:type="simple" xlink:href="https://fr.wikipedia.org/wiki/Café#/media/File:Cafeine_consommation.png" office:target-frame-name="_top" xlink:show="replace" text:style-name="Internet_20_link" text:visited-style-name="Visited_20_Internet_20_Link">https://fr.wikipedia.org/wiki/Caf%C3%A9#/media/File:Cafeine_consommation.png</text:a><text:span text:style-name="Police_20_par_20_défaut"><text:span text:style-name="T3">) <text:s/>Le choix pour notre corpus et notre sujet de bibliothèque/exposition virtuelle s’est porté sur le café, une ressource majoritairement utilisée de nos jours et dont l’utilisation et l’exploitation remonte à de nombreux siècles. Nous avons tenu à choisir un sujet qui nous tenait à cœur et présentait particulièrement de l’intérêt pour nous, puisque sur les quatre de notre groupe, trois d’entre nous sont des avides buveuses de café, comme une majorité de la population en France, selon une étude, qui présente le café comme la boisson la plus consommée après l’eau, avec 90% qui en consomme. Le reste de la population mondiale représente également une grande partie de la consommation, le café étant également la boisson la plus consommée après l’eau dans le reste du monde. C’est une denrée accessible, avec de nombreuses plantations et exploitations, une exportation mondiale et une consommation faite selon de nombreux procédés, à la fois commerciale et personnelle. Le café peut, d’une certaine manière, être considéré comme un moyen de faire bouger le monde, ou au moins, de motiver ses consommateurs, et il était donc assez adéquat de choisir cette denrée particulière et de s’en intéresser sur une période particulière. De manière à étudier le café sous un angle différent des statistiques et articles qui peuvent être observés aujourd’hui, on a décidé de se concentrer principalement sur la France et le XIXème siècle plus particulièrement, période qui semble plus accessible en terme de diffusion d’informations et de publicités, mais aussi en terme d’études sur le café, le XIXème siècle étant une période en France de grandes réflexions, littéraires, scientifiques ou artistiques, dont on peut plus facilement trouver des traces concrètes et complètes. Une fois ce choix fait, Gallica a été d’une grande aide, ayant déjà regroupé en grande partie de nombreuses informations sur cette boisson-là (en même temps que le thé et le chocolat, qui semblait </text:span></text:span><text:soft-page-break/><text:span text:style-name="Police_20_par_20_défaut"><text:span text:style-name="T3">moins attractifs), preuve encore une fois de l’importance du café dans la vie de tous les jours et même dans les recherches historiques. Gallica avait effectivement regroupé un certain nombre de ressources sur le sujet du café ou ce qui pouvait y avoir trait, à la fois des affiches, des traités, des images, quelques objets ou des publicités pour des marques de café ou du café vendu dans des cafés. Cela semble donc représenter une grande quantité de ressources et pourtant, si l’on se concentre vraiment sur le fond même des documents récoltés, il est possible d’observer quelques quatre-vingts documents, ce qui est assez intéressant d’un point de vue d’une courte recherche, mais qui s’avère assez limité dans le cas d’une bibliothèque et d’une exposition virtuelle. La limite même que représente donc Gallica, seule source pour notre devoir est assez claire. Il est nécessaire de rechercher véritablement profondément dans les sources même pour trouver ce qui est nécessaire pour le sujet même et ce qui sera utilisé par la suite. Pour certains cas, il a même été nécessaire de reculer de quelques décennies les bornes, pour aller chercher vers le XVIIIe siècle certaines informations en plus pour agrémenter l’exposition virtuelle et le corpus, ainsi que certains objets datant plutôt du début du XXème siècle, les objets représentant une partie du corpus très maigre sur Gallica, la recherche même étant assez pauvre et les résultats se concentrant majoritairement sur des objets datant plutôt du XXème siècle. </text:span></text:span></text:p>
      <text:p text:style-name="P1"><text:span text:style-name="Police_20_par_20_défaut"><text:span text:style-name="T3"/></text:span></text:p>
      <text:p text:style-name="P18">Afin de mettre en place notre exposition virtuelle autour du café, nous nous sommes appuyées dans nos recherches sur de nombreuses ressources accessibles et hébergées sur Gallica, que ce soient des affiches, des objets ou encore des documents imprimés. Aussi, nous avons au fil de nos trouvailles enrichi notre bibliographie personnelle, mais nous avons surtout perçu l’utilité d’un tel outil pour notre public : les visiteurs de notre exposition ne seront, tout d’abord, pas tous des amateurs éclairés du café, de son histoire et de ses enjeux au XIXe siècle, mais voudront certainement en apprendre plus, même à l’issu de cette exposition. </text:p>
      <text:p text:style-name="P17">Il nous a donc semblé important de mettre à disposition du public une bibliographie autour du café, afin de lui apporter des informations complémentaires. </text:p>
      <text:p text:style-name="P17">Puisque nous avons défini notre type de public en s’attachant aux adultes présentant un intérêt pour cette denrée, la bibliographie est volontairement succincte, et ne contient pas d’ouvrages adressés aux enfants ou aux familles. De la même façon, l’objet de notre exposition étant clair (“Le café en France au XIXe siècle”), nous avons décidé de nous rapporter principalement à l’histoire du café, avec des limites spatiales et temporelles. </text:p>
      <text:p text:style-name="P17">Certains documents semblent éloignés de nos prérequis, mais ont malgré tout une importance à nos yeux : c’est le cas par exemple de ceux qui traitent de la production du café sur l'Île de la Réunion. Rappelons que l'Île Bourbon” aujourd’hui territoire d’Outre-Mer, était alors une colonie française, ce qui explique notre choix. De même, il nous a semblé pertinent de sélectionner des catalogues d’expositions sur cette thématique, même s’il s’agit du XVIIIe siècle, puisque les visiteurs auront malgré tout besoin de se replacer dans un contexte historique afin de comprendre les enjeux qui se jouent au XIXe siècle. </text:p>
      <text:p text:style-name="P17">Enfin, et après réflexion, il nous a semblé plus pertinent de se concentrer sur des documents en français afin de ne pas éparpiller nos recherches et notre propos. </text:p>
      <text:p text:style-name="P17"><text:span text:style-name="Police_20_par_20_défaut"><text:span text:style-name="T1">Bien sûr, il est inutile de rappeler que cette bibliographie propose à la fois des documents imprimés et des liens vers d’autres ressources (liens vers des sites, multimédia…).</text:span></text:span></text:p>
      <text:p text:style-name="P2"/>
      <text:p text:style-name="P1"><text:soft-page-break/><text:span text:style-name="Police_20_par_20_défaut"><text:span text:style-name="T1">2. nous et OMEKA ; j</text:span></text:span><text:span text:style-name="Police_20_par_20_défaut"><text:span text:style-name="T5">ustification du choix de l’outil. Conscience des limites d’OMEKA, peu de design, notre ambition est d’atteindre un équilibre entre élégance et dynamisme. Cela constitue un défi. Sympathique et possiblement institutionnel.</text:span></text:span></text:p>
      <text:p text:style-name="P8">Contrainte sur les typologies de documents, contrainte dublin core ; temps prévu et investi, principalement des ouvrages, des morceaux d’ouvrages, des articles, des recueils d’images, des affiches.</text:p>
      <text:p text:style-name="P8"><text:span text:style-name="T10">L’outil Omeka permet de décrire finement des documents afin de les intégrer dans une bibliothèque virtuelle ou de les préparer en vue d’une exposition virtuelle. Pour effectuer cette description, Omeka recours au langage de web sémantique Dublin Core. Ce dernier se base sur 15 éléments principaux permettant la description de la plupart des objets pouvant intégrer une bibliothèque numérique. Néanmoins, cette base peut également s’avérer contraignante lorsque les documents que l’on souhaite décrire sont de nature très diverses. En effet, l’outil Dublin Core permet une description d’un grand nombre de document car les catégories qu’il utilise sont générales. Cela suppose donc que la granularité de la description peut s’avérer quelques peu grossière lorsque l’on veut décrire très précisément certains types de documents. Il nous faudra donc établir en amont de la description des documents une méthodologie de travail vis-à-vis de Dublin Core pour palier ces écueils. </text:span></text:p>
      <text:p text:style-name="P14"><text:span text:style-name="T14">Nous souhaitons également prévoir a minima le temps que nous devrons passer <text:s/>à </text:span><text:span text:style-name="T15">décrire les documents de notre corpus </text:span><text:span text:style-name="T14">sur Dublin Core. </text:span><text:span text:style-name="T16">En effet, m</text:span><text:span text:style-name="T14">ême si les champs sont sélectionnés </text:span><text:span text:style-name="T17">par avance pour décrire les documents</text:span><text:span text:style-name="T18">, </text:span><text:span text:style-name="T19">intégrer </text:span><text:span text:style-name="T17">ces derniers</text:span><text:span text:style-name="T19"> à une base Dublin Core peut demander jusqu’à 15 min</text:span><text:span text:style-name="T20">utes</text:span><text:span text:style-name="T19"> par document </text:span><text:span text:style-name="T20">voir même plus en fonction de la qualité des reproduction photographique des documents</text:span><text:span text:style-name="T19">. Une fois ce temps passé, il faudra également prévoir un temps de relecture des données </text:span><text:span text:style-name="T21">afin d’éviter les incohérences et de nous assurer </text:span><text:span text:style-name="T22">de la cohérence des informations présentes sur chacun des documents. </text:span><text:span text:style-name="T23">Cohérence qui par ailleurs sera essentiel pour garantir une bonne expérience aux utilisateurs sur le site. </text:span></text:p>
      <text:p text:style-name="P9"><text:span text:style-name="T1">Ainsi, notre équipe a prévu de passer quelques heures à mettre en place un modèle de description homogène des documents sous Dublin Core afin que, quelques soit la nature </text:span><text:soft-page-break/><text:span text:style-name="T1">du document décrit, l’utilisateur du site puisse retrouver les même</text:span><text:span text:style-name="T25">s catégories de</text:span><text:span text:style-name="T1"> données lui permettant de comprendr</text:span>e aussi bien la nature du document que son contexte de production <text:span text:style-name="T12">sans que la typologie documentaire n’entraine de grands variété dans la granularité de la description</text:span>. Cette étape sera également primordiale pour bien évaluer le temps de travail qui sera nécessaire pour intégrer notre corpus de base au site. Pendant cette période de préparation des champs Dublin Core et de leur contenu, nous détermineron<text:span text:style-name="T13">s</text:span> également les grandes typologies documentaires. Dans notre cas, la majorité des documents sont des imprimés du XIXe siècle mais nous comptons également des affiches et quelques objets qui devront faire l’objet d’une étude attentive afin que leur description soit la plus complète et la plus homogène possible. </text:p>
      <text:p text:style-name="P17">Elle sera accompagnée d’une exposition présentant une dizaine d’images liée à une certaine thématique autour du café, comme des objets ou des affiches publicitaires, et qui proviennent toutes de la bibliothèque en ligne Gallica. Les limites spatiales et temporelles que nous nous sommes fixées nous permettent d’aborder un fonds moins éparpillé, et surtout plus accessible. Ainsi, chacun des documents et objets sélectionnés sera accompagné d’une explication fine afin que le visiteur puisse aborder l’exposition avec toutes les explications nécessaires sans être noyé par une montagne d’informations inutiles. Il s’agit pour nous de toucher “le grand public” et pas des scientifiques ou spécialistes du café, ce qui nécessite un subtil équilibre entre un discours pédagogique et pas infantilisant. </text:p>
      <text:p text:style-name="P17"/>
      <text:p text:style-name="P17">Aussi, nos formations passées nous permettent de mener à bien ce projet d’envergure. Trois masters de recherche donne un socle essentiel, tant pour la théorie que pour la méthodologie. De plus, nos parcours croisés entre histoire, droit, histoire de l’art, médiation culturelle et métiers du livre complètent nos lacunes personnelles et dessinent surtout des profils plus à même de s’occuper de telle ou telle mission. </text:p>
      <text:p text:style-name="P17"><text:soft-page-break/>Enfin, notre niveau d’expériences et nos goûts personnels sont autant de points qui nous donnent des éléments de réponses et une structure pour le projet.</text:p>
      <text:p text:style-name="P11"><text:span text:style-name="Police_20_par_20_défaut"><text:span text:style-name="T40">Ce sont toutes ces compétences additionnées qui nous permettent notamment de penser à des aspects aussi importants que le type de public visé dans le cadre de cette exposition virtuelle, ou de peaufiner des détails aussi anodins que la façon de présenter une bibliographie selon des normes bien établies. .</text:span></text:span><text:span text:style-name="Police_20_par_20_défaut"><text:span text:style-name="T1"> </text:span></text:span><text:span text:style-name="Police_20_par_20_défaut"><text:span text:style-name="T7">Exigence rendu visuel : réflexion en cours sur la création par notre équipe d’un template.</text:span></text:span></text:p>
      <text:p text:style-name="P10"><text:span text:style-name="Police_20_par_20_défaut"><text:span text:style-name="T8">La version actuelle d’Omeka </text:span></text:span><text:span text:style-name="Police_20_par_20_défaut"><text:span text:style-name="T9">n’admet qu’un nombre très limité de template pour l’aspect visuel du site internet. Or nous avons tous, au sein de l’équipe, parfaitement conscience de l’importance du rendu visuel du site tant pour l’utilisateur que pour la lisibilité même des données qui seront présentes sur le site. Nous pensons donc mettre en place une charte graphique et nous avons pour projet de créer une template spécifique pour le site afin de pouvoir assurer sa promotion de manière plus large sur les réseaux sociaux. </text:span></text:span></text:p>
      <text:p text:style-name="P2"/>
      <text:p text:style-name="P2">3. actions et méthodes à mettre en place : contraintes, présentation du site, peu de design disponible ; réseaux sociaux.</text:p>
      <text:p text:style-name="P5">Dublin Core (Hélène), attention particulière aux métadonnées, à leur homogénéité. Contrainte du temps passé à remplir, mise en forme et relecture qui peut être long.</text:p>
      <text:p text:style-name="P15">Le langage sémantique Dublin Core, <text:span text:style-name="T27">utilisé sur la version d’Oméka que nous souhaitons employer,</text:span> permet une description assez fine des métadonnées d’un document <text:span text:style-name="T27">par le biais de grandes catégories de description autour d’un document : auteur, contexte, typologie, matérialité</text:span>. <text:span text:style-name="T28">Une première phase de travail consistera, une fois la récupération des données effectuée via le site Gallica, à procéder à un nettoyage des données. </text:span></text:p>
      <text:p text:style-name="P15"><text:span text:style-name="T28">Une fois ce nettoyage fait, nous procéderons à un typage des documents et nous créerons des modèles de descriptions dans Dublin Core pour chaque type de document. Dans notre cas, nous savons déjà que nous devront travailler avec, pour la majorité des documents de notre corpus, des ouvrages, des morceaux d’ouvrages, des articles, des recueils d’images et des affiches. Néanmoins, <text:s/>en raison du sujet de notre corpus, nous souhaitons garantir dès à présent l’utilisation dans le temps de notre site. En effet, notre </text:span><text:soft-page-break/><text:span text:style-name="T28">corpus autour du café est d’une grande popularité et nous n’excluons pas qu’il puisse évoluer dans les mois à venir pour s’enrichir de documents et d’objets auxquels nous s’avons pour le moment pas prêter attention. Cette préparation en amont des documents et des modèles de description Dublin Core va permettre de garantir l’homogénéité de la description des documents qui seront intégrés au site pour la bibliothèque virtuelle et l’exposition virtuelle dans les semaines à venir mais aussi dans les mois à venir. </text:span></text:p>
      <text:p text:style-name="P15"/>
      <text:p text:style-name="P16">La création de ce projet impose qu’au sein de notre groupe nous mettons en place un server afin de gérer le site web et de gérer la mise en ligne des documents de notre corpus. Nous avons fait le choix de créer un server via la plateforme Awaysdata et de le gérer avec Filezilla. <text:span text:style-name="T26">Nous avons choisi ces logiciels en raison d’une part de leur gratuité qui nous permet de procéder à la création d’un site tout en ne nous contraignant pas par un environnement dans lequel nous serions astreint à des achats fréquents pour rester au niveau sur les mises à jours et l’utilisation du site. De plus, la plateforme Always propose une licence gratuite qui ne garde en mémoire les projets que sur une période de 3 mois. Nous pensons qu’il s’agit de la solution la plus simple et la plus efficace pour réaliser ce projet de classe. En effet, nous ne savons pas si nous aurons la possibilité de maintenir le site à jour durant notre année scolaire et le fait d’avoir une contrainte de 3 mois va nous permettre de rester focaliser sur les objectifs essentiels du projet : constituer un site web et le proposer au public avec une bibliothèque et une exposition virtuelle. Cette contrainte de 3 mois de mémoire des projets va également nous permettre de travailler dans un environnement écologique d’institution avec la problématique de la sécurité des données et des projets en cours au-delà de 3 mois sur un server : comment assurer la sécurité des données ?, comment gérer des mots de pass et des accès pour plusieurs personnes sur une période longue ?, comment se conformer à une deadline ferme dans le cadre d’un projet culturel et de valorisation du patrimoine ?. </text:span></text:p>
      <text:p text:style-name="P4">Tri typologique de tous nos items, choix de champs à remplir. Rangement thématique pour organiser le corpus et mettre des tags. </text:p>
      <text:p text:style-name="P4">Notre corpus s’annonce important : plusieurs dizaines d’imprimés dans la bibliothèque numérique. Il faudra identifier clairement pour chacun d’entre eux leur typologie, leur contenu, les thèmes qu’ils abordent. Cela permettra d’être au clair sur les choix de champs à remplir. L’identification des thèmes de chaque élément du corpus offrira l’opportunité de placer des tags et de faire des regroupements thématiques.</text:p>
      <text:p text:style-name="P12"><text:soft-page-break/>Réseaux sociaux (Floriane) : fil twitter, Pinterest (banque d’image en plus), page Instagram, facebook ; éventuellement une newsletter. Avec quelques exemples.</text:p>
      <text:p text:style-name="P13">Note site d’exposition/bibliothèque virtuelle possède un fonds et un sujet sympathique qui a la possibilité d’intéresser différents types de publics, à la fois des historiens, des amoureux du café ou du XIXème siècle ou même du café dans le Paris du XIXème siècle, des particuliers ou des professionnels ou des amateurs d’une science approximative et il serait donc important de chercher à diffuser l’information et à la faire venir à un plus grand public. Il a donc été réfléchi à l’idée de développer une présence sur les réseaux sociaux de notre site Internet. Il serait donc possible de s’implanter sur les réseaux majeurs d’Internet : tout d’abord, Instagram, avec la possibilité de poster du contenu extrait de notre site Internet et notamment de la bibliothèque virtuelle et ses images, ce qui serait par la suite partagé à la fois sur un fil Facebook et un flux Twitter, qui permettrait de se connecter à d’autres institutions, ayant un intérêt commun, à la fois nationales et mondiales et de partager sur un réseau plus global, le site et ses informations. Un accès à Pinterest pourrait également être bénéfique, puisqu’il regroupe une banque d’images immense, tirées de nombreux autres sites Internet, ce qui permettrait de trouver plus facilement des partenariats et des contacts avec des intérêts communs, mais aussi dans le futur de permettre, d’une certaine façon, d’agrémenter notre flux d’images et notre exposition virtuelle, grâce à de nouvelles sources. Enfin, il pourrait être intéressant de développer une newsletter sur le site Internet, pour fidéliser les lecteurs du site et les prévenir lors de la parution de nouvelles publications ou de nouveaux articles pour un possible blog attaché au site, qui posterait chaque semaine ou chaque mois, une chronique sur un thème particulier en lien avec le café au XIXème siècle ou même lors de la parution de nouveaux contenus, découverts plus tardivement sur Gallica ou nouvellement ajoutés<text:bookmark text:name="_GoBack"/>. Cela permettrait de fidéliser les visiteurs du site, les convaincre de revenir et même parfois leur donner envie de partager nos informations. </text:p>
      <text:p text:style-name="P5">Création, installation et gestion du serveur Alwaysdata (Floriane) ; sauvegardes, mot de passe.</text:p>
      <text:p text:style-name="P5">Récupération des données, nettoyage ; protocole IFFF.</text:p>
      <text:p text:style-name="P4">Médiation : ton pédagogique, clair, accessible ; pratique ; mise en place d’une ligne éditoriale  (500 signes par notices) pour cadre.</text:p>
      <text:p text:style-name="P4"><text:soft-page-break/>La médiation de ce site internet dédié au café au XIXème siècle devra adopter un ton pédagogique, clair et accessible. Nous souhaitons mettre en place une éditorialisation de nos contenus portée vers l’efficacité et la simplicité. Dans le cadre de la bibliothèque numérique, les livres seront associés aux thèmes qu’ils traitent. L’exposition mettra en lumière des documents plus visuels racontant d’une manière différente le café : affiches, gravures botaniques, dessins, etc. Chaque document sera présenté séparément avec une notice dont le nombre de signes aura été défini. L’enjeu est de proposer un cadre très défini pour les contenus, qui viendront s’y insérer d’autant plus facilement.</text:p>
      <text:p text:style-name="P2"/>
      <text:p text:style-name="P1"><text:span text:style-name="Police_20_par_20_défaut"><text:span text:style-name="T2">Conclusion</text:span></text:span><text:span text:style-name="Police_20_par_20_défaut"><text:span text:style-name="T1"> : notre problématique générale</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meta:creation-date>2018-11-15T18:48:00Z</meta:creation-date>
    <dc:date>2018-11-19T12:46:17.884206563</dc:date>
    <meta:editing-cycles>4</meta:editing-cycles>
    <meta:editing-duration>PT8M26S</meta:editing-duration>
    <meta:document-statistic meta:table-count="0" meta:image-count="0" meta:object-count="0" meta:page-count="11" meta:paragraph-count="37" meta:word-count="3143" meta:character-count="20354" meta:non-whitespace-character-count="17223"/>
    <meta:template xlink:type="simple" xlink:actuate="onRequest" xlink:title="" xlink:href="../notes-pour-note-dintention1.odt/Normal.dotm"/>
  </office:meta>
</office:document-meta>
</file>